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rame_20_contents">
      <style:paragraph-properties fo:margin-left="0.381cm" fo:margin-right="0.381cm" fo:margin-top="0.127cm" fo:margin-bottom="0.127cm" fo:orphans="2" fo:widows="2" fo:text-indent="0cm" style:auto-text-indent="false"/>
      <style:text-properties fo:font-variant="normal" fo:text-transform="none" fo:color="#d1d5db" style:font-name="S hne" fo:font-size="12pt" fo:letter-spacing="normal" fo:font-style="normal" fo:font-weight="normal" style:font-size-asian="16pt" style:font-size-complex="16pt"/>
    </style:style>
    <style:style style:name="P2" style:family="paragraph" style:parent-style-name="Standard">
      <style:paragraph-properties fo:margin-left="0cm" fo:margin-right="0.381cm" fo:margin-top="0.127cm" fo:margin-bottom="0.127cm" fo:orphans="2" fo:widows="2" fo:text-indent="0cm" style:auto-text-indent="false"/>
      <style:text-properties fo:font-variant="normal" fo:text-transform="none" fo:color="#d1d5db" style:font-name="S hne" fo:font-size="12pt" fo:letter-spacing="normal" fo:font-style="normal" fo:font-weight="normal" style:font-size-asian="16pt" style:font-size-complex="16pt"/>
    </style:style>
    <style:style style:name="P3" style:family="paragraph" style:parent-style-name="Standard" style:master-page-name="Standard">
      <style:paragraph-properties fo:margin-left="0cm" fo:margin-right="0cm" fo:margin-top="0.254cm" fo:margin-bottom="0.254cm" fo:text-align="start" style:justify-single-word="false" fo:orphans="2" fo:widows="2" fo:text-indent="0cm" style:auto-text-indent="false" style:page-number="auto"/>
      <style:text-properties fo:font-variant="normal" fo:text-transform="none" fo:color="#000000" style:font-name="S hne" fo:font-size="22pt" fo:letter-spacing="normal" fo:font-style="normal" fo:font-weight="normal" style:font-size-asian="22pt" style:font-size-complex="22pt"/>
    </style:style>
    <style:style style:name="P4" style:family="paragraph" style:parent-style-name="Standard" style:master-page-name="Standard">
      <style:paragraph-properties fo:margin-left="0cm" fo:margin-right="0cm" fo:margin-top="0.254cm" fo:margin-bottom="0.254cm" fo:text-align="start" style:justify-single-word="false" fo:orphans="2" fo:widows="2" fo:text-indent="0cm" style:auto-text-indent="false" style:page-number="1"/>
      <style:text-properties fo:font-variant="normal" fo:text-transform="none" fo:color="#000000" style:font-name="S hne" fo:font-size="22pt" fo:letter-spacing="normal" fo:font-style="normal" fo:font-weight="normal" style:font-size-asian="22pt" style:font-size-complex="22pt"/>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font-name="S hne" fo:font-size="22pt" fo:letter-spacing="normal" fo:font-style="normal" fo:font-weight="normal" style:font-size-asian="22pt" style:font-size-complex="22pt"/>
    </style:style>
    <style:style style:name="P6" style:family="paragraph" style:parent-style-name="Standard">
      <style:paragraph-properties fo:margin-left="0.381cm" fo:margin-right="0.381cm" fo:margin-top="0.127cm" fo:margin-bottom="0.127cm" fo:orphans="2" fo:widows="2" fo:text-indent="0cm" style:auto-text-indent="false"/>
      <style:text-properties fo:font-variant="normal" fo:text-transform="none" fo:color="#000000" style:font-name="S hne" fo:font-size="12pt" fo:letter-spacing="normal" fo:font-style="normal" fo:font-weight="normal" style:font-size-asian="16pt" style:font-size-complex="16pt"/>
    </style:style>
    <style:style style:name="P7" style:family="paragraph" style:parent-style-name="Standard">
      <style:paragraph-properties fo:margin-left="0.381cm" fo:margin-right="0.381cm" fo:margin-top="0.127cm" fo:margin-bottom="0.127cm" fo:orphans="2" fo:widows="2" fo:text-indent="0cm" style:auto-text-indent="false"/>
      <style:text-properties fo:font-variant="normal" fo:text-transform="none" fo:color="#d1d5db" style:font-name="S hne" fo:font-size="12pt" fo:letter-spacing="normal" fo:font-style="normal" fo:font-weight="normal" style:font-size-asian="16pt" style:font-size-complex="16pt"/>
    </style:style>
    <style:style style:name="T1"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Subject: Reminder Payment of College <text:tab/><text:tab/><text:tab/> <text:s text:c="4"/>Fees Due Soon</text:p>
      <text:p text:style-name="P5"/>
      <text:p text:style-name="P6">Dear Chovatiya Shashwat Arvindbhai,</text:p>
      <text:p text:style-name="P6"/>
      <text:p text:style-name="P6">I hope this letter finds you well. As the scheduled deadline for fee payment approaches, we want to send you a friendly reminder to ensure that your fees are settled on time. Timely fee payment is crucial to maintaining the smooth operation of our college and ensuring that you can continue to receive a quality education.</text:p>
      <text:p text:style-name="P6"/>
      <text:p text:style-name="P6">Here are the important details regarding fee payment:</text:p>
      <text:p text:style-name="P6"/>
      <text:p text:style-name="P7"><text:span text:style-name="Strong_20_Emphasis"><text:span text:style-name="T1">Deadline for Fee Payment:</text:span></text:span><text:span text:style-name="T1"> 10-10-2023</text:span></text:p>
      <text:p text:style-name="P7"><text:span text:style-name="Strong_20_Emphasis"><text:span text:style-name="T1">Payment Methods:</text:span></text:span><text:span text:style-name="T1"> Cash</text:span></text:p>
      <text:p text:style-name="P7"><text:span text:style-name="Strong_20_Emphasis"><text:span text:style-name="T1">Fee Amount:</text:span></text:span><text:span text:style-name="T1"> 11490 /-</text:span></text:p>
      <text:p text:style-name="P6"/>
      <text:p text:style-name="P6">Thank you for your attention to this matter, and we look forward to your continued success at our college.</text:p>
      <text:p text:style-name="P6"/>
      <text:p text:style-name="P6">Sincerely,</text:p>
      <text:p text:style-name="P1"><text:span text:style-name="T1">Manoj Patel</text:span></text:p>
      <text:p text:style-name="P1"><text:span text:style-name="T1">Government BCA College.</text:span></text:p>
      <text:p text:style-name="P2"/>
      <text:p text:style-name="P2"/>
      <text:p text:style-name="P4"><text:s/>Subject: Reminder Payment of College <text:tab/><text:tab/><text:tab/> <text:s text:c="4"/>Fees Due Soon</text:p>
      <text:p text:style-name="P5"/>
      <text:p text:style-name="P6">Dear Devani Anish,</text:p>
      <text:p text:style-name="P6"/>
      <text:p text:style-name="P6">I hope this letter finds you well. As the scheduled deadline for fee payment approaches, we want to send you a friendly reminder to ensure that your fees are settled on time. Timely fee payment is crucial to maintaining the smooth operation of our college and ensuring that you can continue to receive a quality education.</text:p>
      <text:p text:style-name="P6"/>
      <text:p text:style-name="P6">Here are the important details regarding fee payment:</text:p>
      <text:p text:style-name="P6"/>
      <text:p text:style-name="P7"><text:span text:style-name="Strong_20_Emphasis"><text:span text:style-name="T1">Deadline for Fee Payment:</text:span></text:span><text:span text:style-name="T1"> 10-10-2023</text:span></text:p>
      <text:p text:style-name="P7"><text:span text:style-name="Strong_20_Emphasis"><text:span text:style-name="T1">Payment Methods:</text:span></text:span><text:span text:style-name="T1"> Cash</text:span></text:p>
      <text:p text:style-name="P7"><text:span text:style-name="Strong_20_Emphasis"><text:span text:style-name="T1">Fee Amount:</text:span></text:span><text:span text:style-name="T1"> 11490 /-</text:span></text:p>
      <text:p text:style-name="P7"><text:span text:style-name="T1"/></text:p>
      <text:p text:style-name="P7"><text:span text:style-name="T1">Thank you for your attention to this matter, and we look forward to your continued success at our college.</text:span></text:p>
      <text:p text:style-name="P7"><text:span text:style-name="T1"/></text:p>
      <text:p text:style-name="P7"><text:span text:style-name="T1">Sincerely,</text:span></text:p>
      <text:p text:style-name="P1"><text:span text:style-name="T1">Manoj Patel</text:span></text:p>
      <text:p text:style-name="P1"><text:span text:style-name="T1">Government BCA College.</text:span></text:p>
      <text:p text:style-name="P2"/>
      <text:p text:style-name="P2"/>
      <text:p text:style-name="P4"><text:s/>Subject: Reminder Payment of College <text:tab/><text:tab/><text:tab/> <text:s text:c="4"/>Fees Due Soon</text:p>
      <text:p text:style-name="P5"/>
      <text:p text:style-name="P6">Dear Gadhvi Jigar,</text:p>
      <text:p text:style-name="P6"/>
      <text:p text:style-name="P6">I hope this letter finds you well. As the scheduled deadline for fee payment approaches, we want to send you a friendly reminder to ensure that your fees are settled on time. Timely fee payment is crucial to maintaining the smooth operation of our college and ensuring that you can continue to receive a quality education.</text:p>
      <text:p text:style-name="P6"/>
      <text:p text:style-name="P6">Here are the important details regarding fee payment:</text:p>
      <text:p text:style-name="P6"/>
      <text:p text:style-name="P7"><text:span text:style-name="Strong_20_Emphasis"><text:span text:style-name="T1">Deadline for Fee Payment:</text:span></text:span><text:span text:style-name="T1"> 10-10-2023</text:span></text:p>
      <text:p text:style-name="P7"><text:span text:style-name="Strong_20_Emphasis"><text:span text:style-name="T1">Payment Methods:</text:span></text:span><text:span text:style-name="T1"> Cash</text:span></text:p>
      <text:p text:style-name="P7"><text:span text:style-name="Strong_20_Emphasis"><text:span text:style-name="T1">Fee Amount:</text:span></text:span><text:span text:style-name="T1"> 11490 /-</text:span></text:p>
      <text:p text:style-name="P7"><text:span text:style-name="T1"/></text:p>
      <text:p text:style-name="P7"><text:span text:style-name="T1">Thank you for your attention to this matter, and we look forward to your continued success at our college.</text:span></text:p>
      <text:p text:style-name="P7"><text:span text:style-name="T1"/></text:p>
      <text:p text:style-name="P7"><text:span text:style-name="T1">Sincerely,</text:span></text:p>
      <text:p text:style-name="P1"><text:span text:style-name="T1">Manoj Patel</text:span></text:p>
      <text:p text:style-name="P1"><text:span text:style-name="T1">Government BCA College.</text:span></text:p>
      <text:p text:style-name="P2"/>
      <text:p text:style-name="P2"/>
      <text:p text:style-name="P4"><text:s/>Subject: Reminder Payment of College <text:tab/><text:tab/><text:tab/> <text:s text:c="4"/>Fees Due Soon</text:p>
      <text:p text:style-name="P5"/>
      <text:p text:style-name="P6">Dear Kathiriya Vaiibhav,</text:p>
      <text:p text:style-name="P6"/>
      <text:p text:style-name="P6">I hope this letter finds you well. As the scheduled deadline for fee payment approaches, we want to send you a friendly reminder to ensure that your fees are settled on time. Timely fee payment is crucial to maintaining the smooth operation of our college and ensuring that you can continue to receive a quality education.</text:p>
      <text:p text:style-name="P6"/>
      <text:p text:style-name="P6">Here are the important details regarding fee payment:</text:p>
      <text:p text:style-name="P6"/>
      <text:p text:style-name="P7"><text:span text:style-name="Strong_20_Emphasis"><text:span text:style-name="T1">Deadline for Fee Payment:</text:span></text:span><text:span text:style-name="T1"> 10-10-2023</text:span></text:p>
      <text:p text:style-name="P7"><text:span text:style-name="Strong_20_Emphasis"><text:span text:style-name="T1">Payment Methods:</text:span></text:span><text:span text:style-name="T1"> Cash</text:span></text:p>
      <text:p text:style-name="P7"><text:span text:style-name="Strong_20_Emphasis"><text:span text:style-name="T1">Fee Amount:</text:span></text:span><text:span text:style-name="T1"> 11490 /-</text:span></text:p>
      <text:p text:style-name="P7"><text:span text:style-name="T1"/></text:p>
      <text:p text:style-name="P7"><text:span text:style-name="T1">Thank you for your attention to this matter, and we look forward to your continued success at our college.</text:span></text:p>
      <text:p text:style-name="P7"><text:span text:style-name="T1"/></text:p>
      <text:p text:style-name="P7"><text:span text:style-name="T1">Sincerely,</text:span></text:p>
      <text:p text:style-name="P1"><text:span text:style-name="T1">Manoj Patel</text:span></text:p>
      <text:p text:style-name="P1"><text:span text:style-name="T1">Government BCA College.</text:span></text:p>
      <text:p text:style-name="P2"/>
      <text:p text:style-name="P2"/>
      <text:p text:style-name="P4"><text:s/>Subject: Reminder Payment of College <text:tab/><text:tab/><text:tab/> <text:s text:c="4"/>Fees Due Soon</text:p>
      <text:p text:style-name="P5"/>
      <text:p text:style-name="P6">Dear Baldha Devang,</text:p>
      <text:p text:style-name="P6"/>
      <text:p text:style-name="P6">I hope this letter finds you well. As the scheduled deadline for fee payment approaches, we want to send you a friendly reminder to ensure that your fees are settled on time. Timely fee payment is crucial to maintaining the smooth operation of our college and ensuring that you can continue to receive a quality education.</text:p>
      <text:p text:style-name="P6"/>
      <text:p text:style-name="P6">Here are the important details regarding fee payment:</text:p>
      <text:p text:style-name="P6"/>
      <text:p text:style-name="P7"><text:span text:style-name="Strong_20_Emphasis"><text:span text:style-name="T1">Deadline for Fee Payment:</text:span></text:span><text:span text:style-name="T1"> 10-10-2023</text:span></text:p>
      <text:p text:style-name="P7"><text:span text:style-name="Strong_20_Emphasis"><text:span text:style-name="T1">Payment Methods:</text:span></text:span><text:span text:style-name="T1"> Cash </text:span></text:p>
      <text:p text:style-name="P7"><text:span text:style-name="Strong_20_Emphasis"><text:span text:style-name="T1">Fee Amount:</text:span></text:span><text:span text:style-name="T1"> 11490 /-</text:span></text:p>
      <text:p text:style-name="P7"><text:span text:style-name="T1"/></text:p>
      <text:p text:style-name="P7"><text:span text:style-name="T1">Thank you for your attention to this matter, and we look forward to your continued success at our college.</text:span></text:p>
      <text:p text:style-name="P7"><text:span text:style-name="T1"/></text:p>
      <text:p text:style-name="P7"><text:span text:style-name="T1">Sincerely,</text:span></text:p>
      <text:p text:style-name="P1"><text:span text:style-name="T1">Manoj Patel</text:span></text:p>
      <text:p text:style-name="P1"><text:span text:style-name="T1">Government BCA Colleg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shwat Arvindbhai Chovatiya </meta:initial-creator>
    <meta:creation-date>2023-09-15T22:06:38</meta:creation-date>
    <meta:document-statistic meta:table-count="0" meta:image-count="0" meta:object-count="0" meta:page-count="9" meta:paragraph-count="55" meta:word-count="561" meta:character-count="3420"/>
    <dc:date>2023-09-15T22:11:05</dc:date>
    <dc:creator>Shashwat Arvindbhai Chovatiya </dc:creator>
    <meta:editing-duration>PT4M27S</meta:editing-duration>
    <meta:editing-cycles>1</meta:editing-cycles>
    <meta:generator>OpenOffice/4.1.14$Unix OpenOffice.org_project/4114m1$Build-9811</meta:generator>
  </office:meta>
</office:document-meta>
</file>